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6.0243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background-color="transparent">
        <style:background-image/>
      </style:paragraph-properties>
    </style:style>
    <style:style style:name="P2" style:family="paragraph" style:parent-style-name="Standard">
      <style:text-properties style:font-name="Cantarell"/>
    </style:style>
    <style:style style:name="P3" style:family="paragraph" style:parent-style-name="Table_20_Contents" style:list-style-name="L1"/>
    <style:style style:name="P4" style:family="paragraph" style:parent-style-name="Table_20_Contents" style:list-style-name="L2">
      <style:text-properties fo:font-size="6pt" style:font-size-asian="5.25pt" style:font-size-complex="6pt"/>
    </style:style>
    <style:style style:name="P5" style:family="paragraph" style:parent-style-name="Table_20_Contents" style:list-style-name="L2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style:font-name="Cantarell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nutes of Meeting </text:p>
      <text:p text:style-name="P2">GMRT</text:p>
      <text:p text:style-name="Standard"/>
      <text:p text:style-name="Standard"><text:tab/><text:tab/><text:tab/><text:tab/><text:tab/><text:span text:style-name="T1">Minutes of Meeting</text:span></text:p>
      <text:p text:style-name="Standard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Meeting</text:p>
          </table:table-cell>
          <table:table-cell table:style-name="Table1.B1" office:value-type="string">
            <text:p text:style-name="Table_20_Contents">Meeting related to In House CMS development</text:p>
          </table:table-cell>
        </table:table-row>
        <table:table-row>
          <table:table-cell table:style-name="Table1.A2" office:value-type="string">
            <text:p text:style-name="P1">Held on</text:p>
          </table:table-cell>
          <table:table-cell table:style-name="Table1.B2" office:value-type="string">
            <text:p text:style-name="Table_20_Contents">28-Aug-2012; Time : 3.30 PM to 5.00 PM; GMRT user's room</text:p>
          </table:table-cell>
        </table:table-row>
        <table:table-row>
          <table:table-cell table:style-name="Table1.A2" office:value-type="string">
            <text:p text:style-name="P1">Attendees</text:p>
          </table:table-cell>
          <table:table-cell table:style-name="Table1.B2" office:value-type="string">
            <text:p text:style-name="Table_20_Contents">Nimisha, S. Nayak, Charu, Raju, Santaji and Naresh</text:p>
          </table:table-cell>
        </table:table-row>
        <table:table-row>
          <table:table-cell table:style-name="Table1.A4" office:value-type="string">
            <text:p text:style-name="P1">Agenda</text:p>
          </table:table-cell>
          <table:table-cell table:style-name="Table1.B2" office:value-type="string">
            <text:p text:style-name="Table_20_Contents">In House CMS development </text:p>
          </table:table-cell>
        </table:table-row>
        <table:table-row table:style-name="Table1.5">
          <table:table-cell table:style-name="Table1.A4" office:value-type="string">
            <text:p text:style-name="P1">Highlights</text:p>
            <text:p text:style-name="P1">and items</text:p>
            <text:p text:style-name="P1">discussed </text:p>
          </table:table-cell>
          <table:table-cell table:style-name="Table1.B2" office:value-type="string">
            <text:p text:style-name="Table_20_Contents"><text:s text:c="13"/>Discussed following items :</text:p>
            <text:p text:style-name="Table_20_Contents"/>
            <text:list xml:id="list1208035532" text:style-name="L1">
              <text:list-item>
                <text:p text:style-name="P3">TELEDISP GUI was discussed like how it is different from current ondisp .</text:p>
                <text:p text:style-name="P3"><text:s/>High user and low user functionality of TELESET is explained by Raju.</text:p>
                <text:p text:style-name="P3"><text:s/>Both are two different threads <text:s/>of TELESET.</text:p>
                <text:p text:style-name="P3"><text:s/>High user thread handles the user input and file input.</text:p>
                <text:p text:style-name="P3"><text:s/>Low user thread handle the communication with ABCCOM.</text:p>
              </text:list-item>
            </text:list>
            <text:list xml:id="list2046390622" text:style-name="L2">
              <text:list-header>
                <text:p text:style-name="P4"/>
              </text:list-header>
              <text:list-item>
                <text:p text:style-name="P5">Charu explained about SPI port support provided on New MCM card (Rabbit processor based) for LO system.</text:p>
                <text:p text:style-name="P5">New MCM serial port software has been tested with individual systems like LO and IF.</text:p>
                <text:p text:style-name="P5">120 processors has been purchased and components has been given to Hyderabad party for mass production.</text:p>
                <text:p text:style-name="P5">It will take around 3 to 4 month of time to test all New MCM card for both support viz serial and Ethernet.</text:p>
                <text:p text:style-name="P5"/>
              </text:list-item>
              <text:list-item>
                <text:p text:style-name="P5">It was discussed whether some Antenna based hardware means PC has been <text:s text:c="3"/>frozen.</text:p>
                <text:p text:style-name="P5">In response it was informed that two PC from Miltec Hyderabad has been purchased which has good RFI shielding.</text:p>
                <text:p text:style-name="P5">Specification of Miltec PC provided by Charu that it is a core 2 duo machine with 3.2 GHz speed, 4 serial port , 6 USB port, 2 Network card, 500 GB hard disk, Optical converter will be needed for this machines.</text:p>
                <text:p text:style-name="P5"/>
              </text:list-item>
              <text:list-item>
                <text:p text:style-name="P5">Difference between life time of Micro Processors and normal PC discussed.</text:p>
                <text:p text:style-name="P5"><text:s/></text:p>
                <text:p text:style-name="P5"/>
              </text:list-item>
              <text:list-item>
                <text:p text:style-name="P5">16 or 24 port switch will be required for all antennas.</text:p>
              </text:list-item>
            </text:list>
            <text:p text:style-name="Table_20_Contents"><text:span text:style-name="T2"><text:s text:c="7"/></text:span>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6"><text:s text:c="52"/>Agenda for next meeting </text:p>
          </table:table-cell>
        </table:table-row>
        <table:table-row>
          <table:table-cell table:style-name="Table2.A2" office:value-type="string">
            <text:p text:style-name="P6"><text:s text:c="17"/>Discussion on functionality of TELESET-ABCCOM AND TELEDISP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2-08-28T19:38:38</dc:date>
    <dc:creator>teleset </dc:creator>
    <meta:editing-duration>PT3H38M24S</meta:editing-duration>
    <meta:editing-cycles>38</meta:editing-cycles>
    <meta:generator>LibreOffice/3.4$Linux LibreOffice_project/340m1$Build-502</meta:generator>
    <meta:document-statistic meta:table-count="2" meta:image-count="0" meta:object-count="0" meta:page-count="1" meta:paragraph-count="34" meta:word-count="292" meta:character-count="1716" meta:non-whitespace-character-count="1362"/>
  </office:meta>
</office:document-meta>
</file>